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Library1/parcel-descriptor.xml" manifest:media-type=""/>
  <manifest:file-entry manifest:full-path="Scripts/javascript/Library1/Macro1.js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5945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3" table:formula="of:=SUM([.B2:.B1048576])" office:value-type="float" office:value="6" calcext:value-type="float">
            <text:p>6</text:p>
          </table:table-cell>
          <table:table-cell table:style-name="ce3" table:formula="of:=SUM([.C2:.C1048576])" office:value-type="float" office:value="21" calcext:value-type="float">
            <text:p>21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Vowels</text:p>
          </table:table-cell>
          <table:table-cell table:style-name="ce3" office:value-type="string" calcext:value-type="string">
            <text:p>Consonants</text:p>
          </table:table-cell>
        </table:table-row>
        <table:table-row table:style-name="ro1" table:visibility="filter">
          <table:table-cell table:style-name="ce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3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Q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3"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visibility="filter" table:number-rows-repeated="59">
          <table:table-cell table:number-columns-repeated="3"/>
        </table:table-row>
        <table:table-row table:style-name="ro1" table:visibility="filter">
          <table:table-cell table:number-columns-repeated="3"/>
        </table:table-row>
      </table:table>
      <table:table table:name="Vowels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table:formula="of:=COM.MICROSOFT.CONCAT(&quot;Vowels &quot;; ROW())" office:value-type="string" office:string-value="Vowels 1" calcext:value-type="string">
            <text:p>Vowels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formula="of:=COM.MICROSOFT.CONCAT(&quot;(&quot;&quot;&quot;; COM.MICROSOFT.TEXTJOIN(&quot;&quot;&quot;,&quot;&quot;&quot;; 1; [.B1:.G1]); &quot;&quot;&quot;)&quot;)" office:value-type="string" office:string-value="(&quot;A&quot;,&quot;E&quot;)" calcext:value-type="string">
            <text:p>("A","E")</text:p>
          </table:table-cell>
        </table:table-row>
        <table:table-row table:style-name="ro1">
          <table:table-cell table:formula="of:=COM.MICROSOFT.CONCAT(&quot;Vowels &quot;; ROW())" office:value-type="string" office:string-value="Vowels 2" calcext:value-type="string">
            <text:p>Vowels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formula="of:=COM.MICROSOFT.CONCAT(&quot;(&quot;&quot;&quot;; COM.MICROSOFT.TEXTJOIN(&quot;&quot;&quot;,&quot;&quot;&quot;; 1; [.B2:.G2]); &quot;&quot;&quot;)&quot;)" office:value-type="string" office:string-value="(&quot;I&quot;,&quot;O&quot;)" calcext:value-type="string">
            <text:p>("I","O")</text:p>
          </table:table-cell>
        </table:table-row>
        <table:table-row table:style-name="ro1">
          <table:table-cell table:formula="of:=COM.MICROSOFT.CONCAT(&quot;Vowels &quot;; ROW())" office:value-type="string" office:string-value="Vowels 3" calcext:value-type="string">
            <text:p>Vowels 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formula="of:=COM.MICROSOFT.CONCAT(&quot;(&quot;&quot;&quot;; COM.MICROSOFT.TEXTJOIN(&quot;&quot;&quot;,&quot;&quot;&quot;; 1; [.B3:.G3]); &quot;&quot;&quot;)&quot;)" office:value-type="string" office:string-value="(&quot;U&quot;,&quot;Y&quot;)" calcext:value-type="string">
            <text:p>("U","Y")</text:p>
          </table:table-cell>
        </table:table-row>
        <table:table-row table:style-name="ro1">
          <table:table-cell table:formula="of:=COM.MICROSOFT.CONCAT(&quot;Vowels &quot;; ROW())" office:value-type="string" office:string-value="Vowels 4" calcext:value-type="string">
            <text:p>Vowels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formula="of:=COM.MICROSOFT.CONCAT(&quot;(&quot;&quot;&quot;; COM.MICROSOFT.TEXTJOIN(&quot;&quot;&quot;,&quot;&quot;&quot;; 1; [.B4:.G4]); &quot;&quot;&quot;)&quot;)" office:value-type="string" office:string-value="(&quot;A&quot;,&quot;E&quot;,&quot;I&quot;)" calcext:value-type="string">
            <text:p>("A","E","I")</text:p>
          </table:table-cell>
        </table:table-row>
        <table:table-row table:style-name="ro1">
          <table:table-cell table:formula="of:=COM.MICROSOFT.CONCAT(&quot;Vowels &quot;; ROW())" office:value-type="string" office:string-value="Vowels 5" calcext:value-type="string">
            <text:p>Vowels 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COM.MICROSOFT.CONCAT(&quot;(&quot;&quot;&quot;; COM.MICROSOFT.TEXTJOIN(&quot;&quot;&quot;,&quot;&quot;&quot;; 1; [.B5:.G5]); &quot;&quot;&quot;)&quot;)" office:value-type="string" office:string-value="(&quot;O&quot;,&quot;U&quot;,&quot;Y&quot;)" calcext:value-type="string">
            <text:p>("O","U","Y")</text:p>
          </table:table-cell>
        </table:table-row>
        <table:table-row table:style-name="ro1">
          <table:table-cell table:formula="of:=COM.MICROSOFT.CONCAT(&quot;Vowels &quot;; ROW())" office:value-type="string" office:string-value="Vowels 6" calcext:value-type="string">
            <text:p>Vowels 6</text:p>
          </table:table-cell>
          <table:table-cell table:number-matrix-columns-spanned="3" table:number-matrix-rows-spanned="1" table:formula="of:=FLATTENARRAY([.B1:.B3])" office:value-type="string" office:string-value="A" calcext:value-type="string">
            <text:p>A</text:p>
          </table:table-cell>
          <table:table-cell office:value-type="string" office:string-value="I" calcext:value-type="string">
            <text:p>I</text:p>
          </table:table-cell>
          <table:table-cell office:value-type="string" office:string-value="U" calcext:value-type="string">
            <text:p>U</text:p>
          </table:table-cell>
          <table:table-cell table:number-columns-repeated="3"/>
          <table:table-cell table:formula="of:=COM.MICROSOFT.CONCAT(&quot;(&quot;&quot;&quot;; COM.MICROSOFT.TEXTJOIN(&quot;&quot;&quot;,&quot;&quot;&quot;; 1; [.B6:.G6]); &quot;&quot;&quot;)&quot;)" office:value-type="string" office:string-value="(&quot;A&quot;,&quot;I&quot;,&quot;U&quot;)" calcext:value-type="string">
            <text:p>("A","I","U")</text:p>
          </table:table-cell>
        </table:table-row>
        <table:table-row table:style-name="ro1">
          <table:table-cell table:formula="of:=COM.MICROSOFT.CONCAT(&quot;Vowels &quot;; ROW())" office:value-type="string" office:string-value="Vowels 7" calcext:value-type="string">
            <text:p>Vowels 7</text:p>
          </table:table-cell>
          <table:table-cell table:number-matrix-columns-spanned="3" table:number-matrix-rows-spanned="1" table:formula="of:=FLATTENARRAY([.C1:.C3])" office:value-type="string" office:string-value="E" calcext:value-type="string">
            <text:p>E</text:p>
          </table:table-cell>
          <table:table-cell office:value-type="string" office:string-value="O" calcext:value-type="string">
            <text:p>O</text:p>
          </table:table-cell>
          <table:table-cell office:value-type="string" office:string-value="Y" calcext:value-type="string">
            <text:p>Y</text:p>
          </table:table-cell>
          <table:table-cell table:number-columns-repeated="3"/>
          <table:table-cell table:formula="of:=COM.MICROSOFT.CONCAT(&quot;(&quot;&quot;&quot;; COM.MICROSOFT.TEXTJOIN(&quot;&quot;&quot;,&quot;&quot;&quot;; 1; [.B7:.G7]); &quot;&quot;&quot;)&quot;)" office:value-type="string" office:string-value="(&quot;E&quot;,&quot;O&quot;,&quot;Y&quot;)" calcext:value-type="string">
            <text:p>("E","O","Y")</text:p>
          </table:table-cell>
        </table:table-row>
        <table:table-row table:style-name="ro1">
          <table:table-cell table:formula="of:=COM.MICROSOFT.CONCAT(&quot;Vowels &quot;; ROW())" office:value-type="string" office:string-value="Vowels 8" calcext:value-type="string">
            <text:p>Vowels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formula="of:=COM.MICROSOFT.CONCAT(&quot;(&quot;&quot;&quot;; COM.MICROSOFT.TEXTJOIN(&quot;&quot;&quot;,&quot;&quot;&quot;; 1; [.B8:.G8]); &quot;&quot;&quot;)&quot;)" office:value-type="string" office:string-value="(&quot;A&quot;,&quot;E&quot;,&quot;I&quot;,&quot;O&quot;,&quot;U&quot;,&quot;Y&quot;)" calcext:value-type="string">
            <text:p>("A","E","I","O","U","Y")</text:p>
          </table:table-cell>
        </table:table-row>
      </table:table>
      <table:table table:name="Consonants" table:style-name="ta1">
        <office:forms form:automatic-focus="false" form:apply-design-mode="false"/>
        <table:table-column table:style-name="co2" table:default-cell-style-name="ce3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</text:p>
          </table:table-cell>
          <table:table-cell table:formula="of:=COM.MICROSOFT.CONCAT(&quot;Consonants &quot;; ROW())" office:value-type="string" office:string-value="Consonants 1" calcext:value-type="string">
            <text:p>Consonants 1</text:p>
          </table:table-cell>
          <table:table-cell table:number-matrix-columns-spanned="3" table:number-matrix-rows-spanned="1" table:formula="of:=SELECTRANDOM([.$A$1:.$A$21]; 3)" office:value-type="string" office:string-value="W" calcext:value-type="string">
            <text:p>W</text:p>
          </table:table-cell>
          <table:table-cell office:value-type="string" office:string-value="G" calcext:value-type="string">
            <text:p>G</text:p>
          </table:table-cell>
          <table:table-cell office:value-type="string" office:string-value="B" calcext:value-type="string">
            <text:p>B</text:p>
          </table:table-cell>
          <table:table-cell table:number-columns-repeated="3"/>
          <table:table-cell table:formula="of:=COM.MICROSOFT.CONCAT(&quot;(&quot;&quot;&quot;; COM.MICROSOFT.TEXTJOIN(&quot;&quot;&quot;,&quot;&quot;&quot;; 1; [.C1:.H1]); &quot;&quot;&quot;)&quot;)" office:value-type="string" office:string-value="(&quot;W&quot;,&quot;G&quot;,&quot;B&quot;)" calcext:value-type="string">
            <text:p>("W","G","B"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M.MICROSOFT.CONCAT(&quot;Consonants &quot;; ROW())" office:value-type="string" office:string-value="Consonants 2" calcext:value-type="string">
            <text:p>Consonants 2</text:p>
          </table:table-cell>
          <table:table-cell table:number-matrix-columns-spanned="3" table:number-matrix-rows-spanned="1" table:formula="of:=SELECTRANDOM([.$A$1:.$A$21]; 3; [.$C1:.E1])" office:value-type="string" office:string-value="N" calcext:value-type="string">
            <text:p>N</text:p>
          </table:table-cell>
          <table:table-cell office:value-type="string" office:string-value="L" calcext:value-type="string">
            <text:p>L</text:p>
          </table:table-cell>
          <table:table-cell office:value-type="string" office:string-value="C" calcext:value-type="string">
            <text:p>C</text:p>
          </table:table-cell>
          <table:table-cell table:number-columns-repeated="3"/>
          <table:table-cell table:formula="of:=COM.MICROSOFT.CONCAT(&quot;(&quot;&quot;&quot;; COM.MICROSOFT.TEXTJOIN(&quot;&quot;&quot;,&quot;&quot;&quot;; 1; [.C2:.H2]); &quot;&quot;&quot;)&quot;)" office:value-type="string" office:string-value="(&quot;N&quot;,&quot;L&quot;,&quot;C&quot;)" calcext:value-type="string">
            <text:p>("N","L","C"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COM.MICROSOFT.CONCAT(&quot;Consonants &quot;; ROW())" office:value-type="string" office:string-value="Consonants 3" calcext:value-type="string">
            <text:p>Consonants 3</text:p>
          </table:table-cell>
          <table:table-cell table:number-matrix-columns-spanned="3" table:number-matrix-rows-spanned="1" table:formula="of:=SELECTRANDOM([.$A$1:.$A$21]; 3; [.$C$1:.E2])" office:value-type="string" office:string-value="F" calcext:value-type="string">
            <text:p>F</text:p>
          </table:table-cell>
          <table:table-cell office:value-type="string" office:string-value="T" calcext:value-type="string">
            <text:p>T</text:p>
          </table:table-cell>
          <table:table-cell office:value-type="string" office:string-value="Q" calcext:value-type="string">
            <text:p>Q</text:p>
          </table:table-cell>
          <table:table-cell table:number-columns-repeated="3"/>
          <table:table-cell table:formula="of:=COM.MICROSOFT.CONCAT(&quot;(&quot;&quot;&quot;; COM.MICROSOFT.TEXTJOIN(&quot;&quot;&quot;,&quot;&quot;&quot;; 1; [.C3:.H3]); &quot;&quot;&quot;)&quot;)" office:value-type="string" office:string-value="(&quot;F&quot;,&quot;T&quot;,&quot;Q&quot;)" calcext:value-type="string">
            <text:p>("F","T","Q"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COM.MICROSOFT.CONCAT(&quot;Consonants &quot;; ROW())" office:value-type="string" office:string-value="Consonants 4" calcext:value-type="string">
            <text:p>Consonants 4</text:p>
          </table:table-cell>
          <table:table-cell table:number-matrix-columns-spanned="3" table:number-matrix-rows-spanned="1" table:formula="of:=SELECTRANDOM([.$A$1:.$A$21]; 3; [.$C$1:.E3])" office:value-type="string" office:string-value="M" calcext:value-type="string">
            <text:p>M</text:p>
          </table:table-cell>
          <table:table-cell office:value-type="string" office:string-value="S" calcext:value-type="string">
            <text:p>S</text:p>
          </table:table-cell>
          <table:table-cell office:value-type="string" office:string-value="V" calcext:value-type="string">
            <text:p>V</text:p>
          </table:table-cell>
          <table:table-cell table:number-columns-repeated="3"/>
          <table:table-cell table:formula="of:=COM.MICROSOFT.CONCAT(&quot;(&quot;&quot;&quot;; COM.MICROSOFT.TEXTJOIN(&quot;&quot;&quot;,&quot;&quot;&quot;; 1; [.C4:.H4]); &quot;&quot;&quot;)&quot;)" office:value-type="string" office:string-value="(&quot;M&quot;,&quot;S&quot;,&quot;V&quot;)" calcext:value-type="string">
            <text:p>("M","S","V")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M.MICROSOFT.CONCAT(&quot;Consonants &quot;; ROW())" office:value-type="string" office:string-value="Consonants 5" calcext:value-type="string">
            <text:p>Consonants 5</text:p>
          </table:table-cell>
          <table:table-cell table:number-matrix-columns-spanned="3" table:number-matrix-rows-spanned="1" table:formula="of:=SELECTRANDOM([.$A$1:.$A$21]; 3; [.$C$1:.E4])" office:value-type="string" office:string-value="J" calcext:value-type="string">
            <text:p>J</text:p>
          </table:table-cell>
          <table:table-cell office:value-type="string" office:string-value="Y" calcext:value-type="string">
            <text:p>Y</text:p>
          </table:table-cell>
          <table:table-cell office:value-type="string" office:string-value="H" calcext:value-type="string">
            <text:p>H</text:p>
          </table:table-cell>
          <table:table-cell table:number-columns-repeated="3"/>
          <table:table-cell table:formula="of:=COM.MICROSOFT.CONCAT(&quot;(&quot;&quot;&quot;; COM.MICROSOFT.TEXTJOIN(&quot;&quot;&quot;,&quot;&quot;&quot;; 1; [.C5:.H5]); &quot;&quot;&quot;)&quot;)" office:value-type="string" office:string-value="(&quot;J&quot;,&quot;Y&quot;,&quot;H&quot;)" calcext:value-type="string">
            <text:p>("J","Y","H"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COM.MICROSOFT.CONCAT(&quot;Consonants &quot;; ROW())" office:value-type="string" office:string-value="Consonants 6" calcext:value-type="string">
            <text:p>Consonants 6</text:p>
          </table:table-cell>
          <table:table-cell table:number-matrix-columns-spanned="3" table:number-matrix-rows-spanned="1" table:formula="of:=SELECTRANDOM([.$A$1:.$A$21]; 3; [.$C$1:.E5])" office:value-type="string" office:string-value="D" calcext:value-type="string">
            <text:p>D</text:p>
          </table:table-cell>
          <table:table-cell office:value-type="string" office:string-value="X" calcext:value-type="string">
            <text:p>X</text:p>
          </table:table-cell>
          <table:table-cell office:value-type="string" office:string-value="K" calcext:value-type="string">
            <text:p>K</text:p>
          </table:table-cell>
          <table:table-cell table:number-columns-repeated="3"/>
          <table:table-cell table:formula="of:=COM.MICROSOFT.CONCAT(&quot;(&quot;&quot;&quot;; COM.MICROSOFT.TEXTJOIN(&quot;&quot;&quot;,&quot;&quot;&quot;; 1; [.C6:.H6]); &quot;&quot;&quot;)&quot;)" office:value-type="string" office:string-value="(&quot;D&quot;,&quot;X&quot;,&quot;K&quot;)" calcext:value-type="string">
            <text:p>("D","X","K")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COM.MICROSOFT.CONCAT(&quot;Consonants &quot;; ROW())" office:value-type="string" office:string-value="Consonants 7" calcext:value-type="string">
            <text:p>Consonants 7</text:p>
          </table:table-cell>
          <table:table-cell table:number-matrix-columns-spanned="3" table:number-matrix-rows-spanned="1" table:formula="of:=SELECTRANDOM([.$A$1:.$A$21]; 3; [.$C$1:.E6])" office:value-type="string" office:string-value="R" calcext:value-type="string">
            <text:p>R</text:p>
          </table:table-cell>
          <table:table-cell office:value-type="string" office:string-value="P" calcext:value-type="string">
            <text:p>P</text:p>
          </table:table-cell>
          <table:table-cell office:value-type="string" office:string-value="Z" calcext:value-type="string">
            <text:p>Z</text:p>
          </table:table-cell>
          <table:table-cell table:number-columns-repeated="3"/>
          <table:table-cell table:formula="of:=COM.MICROSOFT.CONCAT(&quot;(&quot;&quot;&quot;; COM.MICROSOFT.TEXTJOIN(&quot;&quot;&quot;,&quot;&quot;&quot;; 1; [.C7:.H7]); &quot;&quot;&quot;)&quot;)" office:value-type="string" office:string-value="(&quot;R&quot;,&quot;P&quot;,&quot;Z&quot;)" calcext:value-type="string">
            <text:p>("R","P","Z")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COM.MICROSOFT.CONCAT(&quot;Consonants &quot;; ROW())" office:value-type="string" office:string-value="Consonants 8" calcext:value-type="string">
            <text:p>Consonants 8</text:p>
          </table:table-cell>
          <table:table-cell table:number-matrix-columns-spanned="4" table:number-matrix-rows-spanned="1" table:formula="of:=SELECTRANDOM([.$A$1:.$A$21]; 4)" office:value-type="string" office:string-value="P" calcext:value-type="string">
            <text:p>P</text:p>
          </table:table-cell>
          <table:table-cell office:value-type="string" office:string-value="L" calcext:value-type="string">
            <text:p>L</text:p>
          </table:table-cell>
          <table:table-cell office:value-type="string" office:string-value="N" calcext:value-type="string">
            <text:p>N</text:p>
          </table:table-cell>
          <table:table-cell office:value-type="string" office:string-value="M" calcext:value-type="string">
            <text:p>M</text:p>
          </table:table-cell>
          <table:table-cell table:number-columns-repeated="2"/>
          <table:table-cell table:formula="of:=COM.MICROSOFT.CONCAT(&quot;(&quot;&quot;&quot;; COM.MICROSOFT.TEXTJOIN(&quot;&quot;&quot;,&quot;&quot;&quot;; 1; [.C8:.H8]); &quot;&quot;&quot;)&quot;)" office:value-type="string" office:string-value="(&quot;P&quot;,&quot;L&quot;,&quot;N&quot;,&quot;M&quot;)" calcext:value-type="string">
            <text:p>("P","L","N","M"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COM.MICROSOFT.CONCAT(&quot;Consonants &quot;; ROW())" office:value-type="string" office:string-value="Consonants 9" calcext:value-type="string">
            <text:p>Consonants 9</text:p>
          </table:table-cell>
          <table:table-cell table:number-matrix-columns-spanned="4" table:number-matrix-rows-spanned="1" table:formula="of:=SELECTRANDOM([.$A$1:.$A$21]; 4; [.$C$8:.$F8])" office:value-type="string" office:string-value="C" calcext:value-type="string">
            <text:p>C</text:p>
          </table:table-cell>
          <table:table-cell office:value-type="string" office:string-value="H" calcext:value-type="string">
            <text:p>H</text:p>
          </table:table-cell>
          <table:table-cell office:value-type="string" office:string-value="Y" calcext:value-type="string">
            <text:p>Y</text:p>
          </table:table-cell>
          <table:table-cell office:value-type="string" office:string-value="T" calcext:value-type="string">
            <text:p>T</text:p>
          </table:table-cell>
          <table:table-cell table:number-columns-repeated="2"/>
          <table:table-cell table:formula="of:=COM.MICROSOFT.CONCAT(&quot;(&quot;&quot;&quot;; COM.MICROSOFT.TEXTJOIN(&quot;&quot;&quot;,&quot;&quot;&quot;; 1; [.C9:.H9]); &quot;&quot;&quot;)&quot;)" office:value-type="string" office:string-value="(&quot;C&quot;,&quot;H&quot;,&quot;Y&quot;,&quot;T&quot;)" calcext:value-type="string">
            <text:p>("C","H","Y","T"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COM.MICROSOFT.CONCAT(&quot;Consonants &quot;; ROW())" office:value-type="string" office:string-value="Consonants 10" calcext:value-type="string">
            <text:p>Consonants 10</text:p>
          </table:table-cell>
          <table:table-cell table:number-matrix-columns-spanned="4" table:number-matrix-rows-spanned="1" table:formula="of:=SELECTRANDOM([.$A$1:.$A$21]; 4; [.$C$8:.$F9])" office:value-type="string" office:string-value="D" calcext:value-type="string">
            <text:p>D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V" calcext:value-type="string">
            <text:p>V</text:p>
          </table:table-cell>
          <table:table-cell office:value-type="string" office:string-value="R" calcext:value-type="string">
            <text:p>R</text:p>
          </table:table-cell>
          <table:table-cell table:number-columns-repeated="2"/>
          <table:table-cell table:formula="of:=COM.MICROSOFT.CONCAT(&quot;(&quot;&quot;&quot;; COM.MICROSOFT.TEXTJOIN(&quot;&quot;&quot;,&quot;&quot;&quot;; 1; [.C10:.H10]); &quot;&quot;&quot;)&quot;)" office:value-type="string" office:string-value="(&quot;D&quot;,&quot;F&quot;,&quot;V&quot;,&quot;R&quot;)" calcext:value-type="string">
            <text:p>("D","F","V","R"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COM.MICROSOFT.CONCAT(&quot;Consonants &quot;; ROW())" office:value-type="string" office:string-value="Consonants 11" calcext:value-type="string">
            <text:p>Consonants 11</text:p>
          </table:table-cell>
          <table:table-cell table:number-matrix-columns-spanned="4" table:number-matrix-rows-spanned="1" table:formula="of:=SELECTRANDOM([.$A$1:.$A$21]; 4; [.$C$8:.$F10])" office:value-type="string" office:string-value="W" calcext:value-type="string">
            <text:p>W</text:p>
          </table:table-cell>
          <table:table-cell office:value-type="string" office:string-value="Q" calcext:value-type="string">
            <text:p>Q</text:p>
          </table:table-cell>
          <table:table-cell office:value-type="string" office:string-value="X" calcext:value-type="string">
            <text:p>X</text:p>
          </table:table-cell>
          <table:table-cell office:value-type="string" office:string-value="G" calcext:value-type="string">
            <text:p>G</text:p>
          </table:table-cell>
          <table:table-cell table:number-columns-repeated="2"/>
          <table:table-cell table:formula="of:=COM.MICROSOFT.CONCAT(&quot;(&quot;&quot;&quot;; COM.MICROSOFT.TEXTJOIN(&quot;&quot;&quot;,&quot;&quot;&quot;; 1; [.C11:.H11]); &quot;&quot;&quot;)&quot;)" office:value-type="string" office:string-value="(&quot;W&quot;,&quot;Q&quot;,&quot;X&quot;,&quot;G&quot;)" calcext:value-type="string">
            <text:p>("W","Q","X","G"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COM.MICROSOFT.CONCAT(&quot;Consonants &quot;; ROW())" office:value-type="string" office:string-value="Consonants 12" calcext:value-type="string">
            <text:p>Consonants 12</text:p>
          </table:table-cell>
          <table:table-cell table:number-matrix-columns-spanned="4" table:number-matrix-rows-spanned="1" table:formula="of:=SELECTRANDOM([.$A$1:.$A$21]; 4; [.$C$8:.$F11])" office:value-type="string" office:string-value="K" calcext:value-type="string">
            <text:p>K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S" calcext:value-type="string">
            <text:p>S</text:p>
          </table:table-cell>
          <table:table-cell office:value-type="string" office:string-value="J" calcext:value-type="string">
            <text:p>J</text:p>
          </table:table-cell>
          <table:table-cell table:number-columns-repeated="2"/>
          <table:table-cell table:formula="of:=COM.MICROSOFT.CONCAT(&quot;(&quot;&quot;&quot;; COM.MICROSOFT.TEXTJOIN(&quot;&quot;&quot;,&quot;&quot;&quot;; 1; [.C12:.H12]); &quot;&quot;&quot;)&quot;)" office:value-type="string" office:string-value="(&quot;K&quot;,&quot;B&quot;,&quot;S&quot;,&quot;J&quot;)" calcext:value-type="string">
            <text:p>("K","B","S","J"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formula="of:=COM.MICROSOFT.CONCAT(&quot;Consonants &quot;; ROW())" office:value-type="string" office:string-value="Consonants 13" calcext:value-type="string">
            <text:p>Consonants 13</text:p>
          </table:table-cell>
          <table:table-cell table:number-matrix-columns-spanned="1" table:number-matrix-rows-spanned="1" table:formula="of:=SELECTRANDOM([.$A$1:.$A$21]; 1; [.$C$8:.$F11])" office:value-type="string" office:string-value="B" calcext:value-type="string">
            <text:p>B</text:p>
          </table:table-cell>
          <table:table-cell table:number-matrix-columns-spanned="3" table:number-matrix-rows-spanned="1" table:formula="of:=SELECTRANDOM([.$A$1:.$A$21]; 3; [.$C13:.$C13])" office:value-type="string" office:string-value="K" calcext:value-type="string">
            <text:p>K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R" calcext:value-type="string">
            <text:p>R</text:p>
          </table:table-cell>
          <table:table-cell table:number-columns-repeated="2"/>
          <table:table-cell table:formula="of:=COM.MICROSOFT.CONCAT(&quot;(&quot;&quot;&quot;; COM.MICROSOFT.TEXTJOIN(&quot;&quot;&quot;,&quot;&quot;&quot;; 1; [.C13:.H13]); &quot;&quot;&quot;)&quot;)" office:value-type="string" office:string-value="(&quot;B&quot;,&quot;K&quot;,&quot;F&quot;,&quot;R&quot;)" calcext:value-type="string">
            <text:p>("B","K","F","R"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C88" table:display-filter-buttons="true" table:orientation="column">
          <table:filter>
            <table:filter-and>
              <table:filter-condition table:field-number="1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7:02:35.969683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00:26:15.155393474</meta:creation-date>
    <dc:date>2021-01-28T17:33:49.602301283</dc:date>
    <meta:editing-duration>PT4H5M27S</meta:editing-duration>
    <meta:editing-cycles>93</meta:editing-cycles>
    <meta:generator>LibreOffice/7.0.4.2$Linux_X86_64 LibreOffice_project/00$Build-2</meta:generator>
    <meta:document-statistic meta:table-count="3" meta:cell-count="18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End Sub

Function DeleteElement(x, ByRef MyList())
    Dim i As Integer, el As Integer
    Dim Result() As String

	If UBound(MyList) - LBound(MyList) = 0 Then
		DeleteElement = Result
		Exit Function
	End If

	z1 = LBound(MyList)
	z2 = UBOUND(MyList)
    ReDim Result(LBound(MyList) To (UBound(MyList)-1))

    For i = LBound(MyList) To UBound(MyList)
        If x = MyList(i) Then
            el = i
            Exit For
        End If
    Next i

    For i = LBound(MyList) To UBound(Result)
        If i &lt; el Then
            Result(i) = MyList(i)
        Else
            Result(i) = MyList(i + 1)
        End If
    Next i
    
    DeleteElement = Result
End Function

Function FlattenArray(valueRange as Range)
	sizeX = ubound(valueRange) - lbound(valueRange) + 1
	sizeY = ubound(valueRange, 2) - lbound(valueRange, 2) + 1
	finalSize = sizeX*sizeY
	
	dim values(1 to (sizeX*sizeY))
	
	For i = lbound(valueRange) to ubound(valueRange)
		For j = lbound(valueRange, 2) to ubound(valueRange, 2)
			idx = (i-lbound(valueRange)) * sizeY + (j - lbound(valueRange, 2))
			values(1 + idx) = valueRange(i, j)
		Next
	Next
	
	FlattenArray = values
End Function

Function SelectRandom(valueRange as Range, number as Integer, Optional excludeRange as Range)
	values = FlattenArray(valueRange)
	If Not IsMissing(excludeRange) Then
		excludeValues = FlattenArray(excludeRange)
		
		For i = LBound(excludeValues) to UBound(excludeValues)
			values = DeleteElement(excludeValues(i), values)
		Next
	End If

	dim selected(1 to number)
	
	for i = 1 to number
		idx = 1 + int(RND() * (ubound(values)-lbound(values)))
		selected(i) = values(idx)
		Values = DeleteElement(Selected(i), Values)
	Next
	
	SelectRandom = selected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